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fo:font-weight="bold" officeooo:rsid="00190a1e" officeooo:paragraph-rsid="00190a1e" style:font-weight-asian="bold" style:font-weight-complex="bold"/>
    </style:style>
    <style:style style:name="P2" style:family="paragraph" style:parent-style-name="Standard">
      <style:paragraph-properties fo:text-align="start"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rsid="00190a1e" officeooo:paragraph-rsid="00190a1e" style:font-size-asian="16pt" style:font-size-complex="16pt"/>
    </style:style>
    <style:style style:name="P5" style:family="paragraph" style:parent-style-name="Standard">
      <style:paragraph-properties fo:text-align="start" style:justify-single-word="false"/>
      <style:text-properties style:font-name="Arial" fo:font-size="16pt" officeooo:rsid="00190a1e" officeooo:paragraph-rsid="00190a1e" style:font-size-asian="16pt" style:font-size-complex="16pt"/>
    </style:style>
    <style:style style:name="P6" style:family="paragraph" style:parent-style-name="Standard">
      <style:paragraph-properties fo:text-align="start" style:justify-single-word="false"/>
      <style:text-properties style:font-name="Arial" fo:font-size="11pt" fo:font-weight="normal" officeooo:rsid="00190a1e" officeooo:paragraph-rsid="00190a1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normal" officeooo:rsid="00190a1e" officeooo:paragraph-rsid="001fe3c0" style:font-size-asian="9.60000038146973pt" style:font-weight-asian="normal" style:font-size-complex="11pt" style:font-weight-complex="normal"/>
    </style:style>
    <style:style style:name="P8"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4pt" fo:font-weight="bold" officeooo:rsid="00190a1e" officeooo:paragraph-rsid="00190a1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4"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1fe3c0" style:font-size-asian="10pt" style:font-weight-asian="normal" style:font-size-complex="10pt" style:font-weight-complex="normal"/>
    </style:style>
    <style:style style:name="P15"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239114" style:font-size-asian="10pt" style:font-weight-asian="normal" style:font-size-complex="10pt" style:font-weight-complex="normal"/>
    </style:style>
    <style:style style:name="P16" style:family="paragraph" style:parent-style-name="Standard" style:list-style-name="L1">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8" style:family="paragraph" style:parent-style-name="Standard" style:list-style-name="L4">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9" style:family="paragraph" style:parent-style-name="Standard" style:list-style-name="L6">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0" style:family="paragraph" style:parent-style-name="Standard" style:list-style-name="L8">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1" style:family="paragraph" style:parent-style-name="Standard" style:list-style-name="L3">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22" style:family="paragraph" style:parent-style-name="Standard" style:list-style-name="L7">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23" style:family="paragraph" style:parent-style-name="Standard" style:list-style-name="L1">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fe3c0" officeooo:paragraph-rsid="00279ea5"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279ea5" officeooo:paragraph-rsid="00279ea5" style:font-size-asian="10pt" style:font-weight-asian="normal" style:font-size-complex="10pt" style:font-weight-complex="normal"/>
    </style:style>
    <style:style style:name="P27"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79ea5" officeooo:paragraph-rsid="00279ea5" style:font-size-asian="10pt" style:font-weight-asian="normal" style:font-size-complex="10pt" style:font-weight-complex="normal"/>
    </style:style>
    <style:style style:name="P28" style:family="paragraph" style:parent-style-name="Standard" style:list-style-name="L9">
      <loext:graphic-properties draw:fill="none"/>
      <style:paragraph-properties fo:text-align="start" style:justify-single-word="false" fo:background-color="transparent"/>
      <style:text-properties style:font-name="Arial" fo:font-size="10pt" fo:font-weight="normal" officeooo:rsid="00279ea5" officeooo:paragraph-rsid="00279ea5" style:font-size-asian="10pt" style:font-weight-asian="normal" style:font-size-complex="10pt" style:font-weight-complex="normal"/>
    </style:style>
    <style:style style:name="P29" style:family="paragraph" style:parent-style-name="Standard" style:list-style-name="L5">
      <loext:graphic-properties draw:fill="none"/>
      <style:paragraph-properties fo:margin-left="2.3cm" fo:margin-right="0cm" fo:text-align="start" style:justify-single-word="false" fo:text-indent="0cm" style:auto-text-indent="false"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30" style:family="paragraph" style:parent-style-name="Standard" style:list-style-name="L5"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1fe3c0" officeooo:paragraph-rsid="00279ea5" style:font-size-asian="9.60000038146973pt" style:font-weight-asian="normal" style:font-size-complex="11pt" style:font-weight-complex="normal"/>
    </style:style>
    <style:style style:name="P31" style:family="paragraph" style:parent-style-name="Standard" style:list-style-name="L5">
      <loext:graphic-properties draw:fill="none"/>
      <style:paragraph-properties fo:margin-left="2.3cm" fo:margin-right="0cm" fo:text-align="start" style:justify-single-word="false" fo:text-indent="0cm" style:auto-text-indent="false" fo:background-color="transparent"/>
      <style:text-properties style:font-name="Arial" fo:font-size="11pt" fo:font-weight="normal" officeooo:rsid="001fe3c0" officeooo:paragraph-rsid="00279ea5"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font-name="Arial" fo:font-size="11pt" fo:font-weight="normal" officeooo:rsid="001fe3c0" officeooo:paragraph-rsid="001fe3c0" style:font-size-asian="9.60000038146973pt" style:font-weight-asian="normal" style:font-size-complex="11pt" style:font-weight-complex="normal"/>
    </style:style>
    <style:style style:name="P33"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1pt" fo:font-weight="normal" officeooo:rsid="001fe3c0" officeooo:paragraph-rsid="00279ea5" style:font-size-asian="9.60000038146973pt" style:font-weight-asian="normal" style:font-size-complex="11pt" style:font-weight-complex="normal"/>
    </style:style>
    <style:style style:name="T1" style:family="text">
      <style:text-properties officeooo:rsid="001fe3c0"/>
    </style:style>
    <style:style style:name="T2" style:family="text">
      <style:text-properties officeooo:rsid="00239114"/>
    </style:style>
    <style:style style:name="T3" style:family="text">
      <style:text-properties fo:font-size="10pt" officeooo:rsid="00239114" style:font-size-asian="10pt" style:font-size-complex="10pt"/>
    </style:style>
    <style:style style:name="T4" style:family="text">
      <style:text-properties fo:font-size="10pt" officeooo:rsid="00279ea5"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285cm" fo:text-indent="-0.635cm" fo:margin-left="9.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hier des charges </text:p>
      <text:p text:style-name="P3">Projet fil rouge formation devweb 2301</text:p>
      <text:p text:style-name="P4"/>
      <text:p text:style-name="P5"/>
      <text:p text:style-name="P9">Sommaire :</text:p>
      <text:p text:style-name="P9"/>
      <text:p text:style-name="P10">I- <text:span text:style-name="T1">Présentation de l’ensemble du projet</text:span></text:p>
      <text:list xml:id="list2055766753" text:style-name="L1">
        <text:list-item>
          <text:p text:style-name="P16">Présentation du stagiaire</text:p>
        </text:list-item>
        <text:list-item>
          <text:p text:style-name="P16">Les objectifs du projet</text:p>
        </text:list-item>
        <text:list-item>
          <text:p text:style-name="P16">La cible adressée par le site</text:p>
        </text:list-item>
        <text:list-item>
          <text:p text:style-name="P16">Étude l’existant et/ou de la concurrence</text:p>
        </text:list-item>
      </text:list>
      <text:p text:style-name="P13"/>
      <text:p text:style-name="P9">II-<text:span text:style-name="T1">Description graphique et ergonomique</text:span></text:p>
      <text:list text:style-name="L2">
        <text:list-item>
          <text:p text:style-name="P17">Charte graphique</text:p>
        </text:list-item>
        <text:list-item>
          <text:p text:style-name="P17">Design</text:p>
        </text:list-item>
        <text:list-item>
          <text:p text:style-name="P17">Maquettes</text:p>
        </text:list-item>
      </text:list>
      <text:list text:style-name="L3">
        <text:list-header>
          <text:p text:style-name="P21"/>
        </text:list-header>
      </text:list>
      <text:p text:style-name="P11"/>
      <text:p text:style-name="P9">III-D<text:span text:style-name="T1">escription fonctionnelle et technique</text:span></text:p>
      <text:list text:style-name="L4">
        <text:list-item>
          <text:p text:style-name="P18">Arborescence</text:p>
        </text:list-item>
        <text:list-item>
          <text:p text:style-name="P18">Description fonctionnelle</text:p>
        </text:list-item>
        <text:list-item>
          <text:p text:style-name="P18">Contraintes techniques</text:p>
        </text:list-item>
      </text:list>
      <text:p text:style-name="P9"/>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I- <text:span text:style-name="T1">Présentation de l’ensemble du projet</text:span></text:p>
      <text:p text:style-name="P10"/>
      <text:list xml:id="list160202375745957" text:continue-list="list2055766753" text:style-name="L1">
        <text:list-header>
          <text:p text:style-name="P23">Présentation du stagiaire</text:p>
          <text:p text:style-name="P23"/>
        </text:list-header>
      </text:list>
      <text:p text:style-name="P8"><text:span text:style-name="T2">J</text:span><text:span text:style-name="T3">e m’appelle Corentin Soler, </text:span><text:span text:style-name="T4">30 </text:span><text:span text:style-name="T3">ans, féru de technologie et technique en tout genre. Issue du milieu de la fabrication et du design, je me suis reconverti dans le développement web pour entrer dans le monde du développement informatique et acquérir toujours plus de compétences techniques.</text:span></text:p>
      <text:p text:style-name="P14"/>
      <text:p text:style-name="P15">L’intérêt pour moi d’avoir choisi cette filière est de pouvoir travailler en flexibilité et avoir une acquisition de compétences continue tout au long de ma carrière.</text:p>
      <text:list xml:id="list160202746311440" text:continue-numbering="true" text:style-name="L1">
        <text:list-header>
          <text:p text:style-name="P16"/>
          <text:p text:style-name="P23">Les objectifs du projet</text:p>
          <text:p text:style-name="P23"/>
        </text:list-header>
      </text:list>
      <text:p text:style-name="P26">Le projet consiste au développement d’un site regroupant un ensemble d’outils d’aide à l’organisation de partie de jeu de rôle. </text:p>
      <text:list xml:id="list3002046409" text:style-name="L9">
        <text:list-item>
          <text:p text:style-name="P28">Un générateur de nom d’objet</text:p>
        </text:list-item>
        <text:list-item>
          <text:p text:style-name="P28">Un éditeur de fiche de personnage</text:p>
        </text:list-item>
        <text:list-item>
          <text:p text:style-name="P28">Un générateur de scénario</text:p>
        </text:list-item>
      </text:list>
      <text:p text:style-name="P27"/>
      <text:list xml:id="list160203827045360" text:continue-list="list160202746311440" text:style-name="L1">
        <text:list-header>
          <text:p text:style-name="P23">La cible adressée par le site</text:p>
        </text:list-header>
      </text:list>
      <text:p text:style-name="P24"><text:tab/></text:p>
      <text:p text:style-name="P25"><text:tab/><text:tab/><text:span text:style-name="T4"> Les pratiquants de JDR ayant besoin d’outils dans l’organisation de leurs parties.</text:span></text:p>
      <text:p text:style-name="P25"><text:span text:style-name="T4"/></text:p>
      <text:p text:style-name="P25"><text:span text:style-name="T4"><text:tab/></text:span>Étude l’existant et/ou de la concurrence</text:p>
      <text:p text:style-name="P32"/>
      <text:list text:style-name="L5">
        <text:list-header>
          <text:p text:style-name="P29"><text:a xlink:type="simple" xlink:href="https://www.generation-jdr.fr/index.php?page=liens" text:style-name="Internet_20_link" text:visited-style-name="Visited_20_Internet_20_Link">https://www.generation-jdr.fr/index.php?page=liens</text:a></text:p>
          <text:list>
            <text:list-header>
              <text:p text:style-name="P30"><text:a xlink:type="simple" xlink:href="https://speedroling.fr/generer-un-scenario/" text:style-name="Internet_20_link" text:visited-style-name="Visited_20_Internet_20_Link">https://speedroling.fr/generer-un-scenario/</text:a></text:p>
              <text:p text:style-name="P31"><text:a xlink:type="simple" xlink:href="https://chartopia.d12dev.com/collection/200/" text:style-name="Internet_20_link" text:visited-style-name="Visited_20_Internet_20_Link">https://chartopia.d12dev.com/collection/200/</text:a></text:p>
              <text:p text:style-name="P31"><text:a xlink:type="simple" xlink:href="https://autorolltables.github.io/index.html" text:style-name="Internet_20_link" text:visited-style-name="Visited_20_Internet_20_Link">https://autorolltables.github.io/index.html</text:a>#</text:p>
            </text:list-header>
          </text:list>
        </text:list-header>
      </text:list>
      <text:p text:style-name="P33"/>
      <text:p text:style-name="P33"/>
      <text:p text:style-name="P10">II-<text:span text:style-name="T1">Description graphique et ergonomique</text:span></text:p>
      <text:list text:style-name="L6">
        <text:list-header>
          <text:p text:style-name="P19">Charte graphique</text:p>
          <text:p text:style-name="P19">Design</text:p>
          <text:p text:style-name="P19">Maquettes</text:p>
        </text:list-header>
      </text:list>
      <text:list text:style-name="L7">
        <text:list-header>
          <text:p text:style-name="P22"/>
        </text:list-header>
      </text:list>
      <text:p text:style-name="P12"/>
      <text:p text:style-name="P10">III-D<text:span text:style-name="T1">escription fonctionnelle et technique</text:span></text:p>
      <text:list text:style-name="L8">
        <text:list-header>
          <text:p text:style-name="P20">Arborescence</text:p>
          <text:p text:style-name="P20">Description fonctionnelle</text:p>
          <text:p text:style-name="P20">Contraintes techniques</text:p>
        </text:list-header>
      </text:list>
      <text:p text:style-name="P10"/>
      <text:p text:style-name="P1"/>
      <text:p text:style-name="P1"/>
      <text:p text:style-name="P1"/>
      <text:p text:style-name="P1"/>
      <text:p text:style-name="P1"/>
      <text:p text:style-name="P1"/>
      <text:p text:style-name="P7"/>
      <text:p text:style-name="P6"/>
      <text:p text:style-name="P2"/>
      <text:p text:style-name="P2"><text:soft-pag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09:29:38.547000000</meta:creation-date>
    <meta:generator>LibreOffice/7.5.4.2$Windows_X86_64 LibreOffice_project/36ccfdc35048b057fd9854c757a8b67ec53977b6</meta:generator>
    <dc:date>2023-11-12T16:02:01.466000000</dc:date>
    <meta:editing-duration>PT11H49M33S</meta:editing-duration>
    <meta:editing-cycles>6</meta:editing-cycles>
    <meta:document-statistic meta:table-count="0" meta:image-count="0" meta:object-count="0" meta:page-count="3" meta:paragraph-count="46" meta:word-count="249" meta:character-count="1689" meta:non-whitespace-character-count="1504"/>
  </office:meta>
</office:document-meta>
</file>